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3" table:default-cell-style-name="ce1"/>
        <table:table-column table:style-name="co2" table:visibility="collapse" table:default-cell-style-name="ce1"/>
        <table:table-column table:style-name="co4" table:default-cell-style-name="ce1"/>
        <table:table-column table:style-name="co2" table:visibility="collapse" table:default-cell-style-name="ce1"/>
        <table:table-column table:style-name="co5" table:default-cell-style-name="ce1"/>
        <table:table-column table:style-name="co2" table:visibility="collapse" table:default-cell-style-name="Default"/>
        <table:table-column table:style-name="co6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25</text:p>
          </table:table-cell>
          <table:table-cell table:style-name="Default"/>
          <table:table-cell table:style-name="Default" office:value-type="string">
            <text:p><text:s/>Size: 1214</text:p>
          </table:table-cell>
          <table:table-cell/>
          <table:table-cell table:style-name="Default" office:value-type="string">
            <text:p>Size: 387345</text:p>
          </table:table-cell>
        </table:table-row>
        <table:table-row table:style-name="ro1">
          <table:table-cell office:value-type="string">
            <text:p>hand-written/desugHom</text:p>
          </table:table-cell>
          <table:table-cell office:value-type="string">
            <text:p>1.3162443258807448e-7</text:p>
          </table:table-cell>
          <table:table-cell table:style-name="ce2" table:formula="of:=[.B2]/[.B4]" office:value-type="float" office:value="0.30587849951054">
            <text:p>3.06E-001</text:p>
          </table:table-cell>
          <table:table-cell office:value-type="string">
            <text:p>1.1952490590586987e-7</text:p>
          </table:table-cell>
          <table:table-cell table:style-name="ce2" table:formula="of:=[.D2]/[.D4]" office:value-type="float" office:value="0.161855624853528">
            <text:p>1.62E-001</text:p>
          </table:table-cell>
          <table:table-cell office:value-type="string">
            <text:p>1.0805749884133745e-7</text:p>
          </table:table-cell>
          <table:table-cell table:style-name="ce2" table:formula="of:=[.F2]/[.F4]" office:value-type="float" office:value="0.00329340870882289">
            <text:p>3.29E-003</text:p>
          </table:table-cell>
          <table:table-cell table:style-name="ce1" office:value-type="string">
            <text:p>1.2113069705024127e-7</text:p>
          </table:table-cell>
          <table:table-cell table:style-name="ce2" table:formula="of:=[.H2]/[.H4]" office:value-type="float" office:value="0.00000281402266352025">
            <text:p>2.81E-006</text:p>
          </table:table-cell>
        </table:table-row>
        <table:table-row table:style-name="ro1">
          <table:table-cell office:value-type="string">
            <text:p>hand-written/desugCata</text:p>
          </table:table-cell>
          <table:table-cell office:value-type="string">
            <text:p>5.9385715277403176e-8</text:p>
          </table:table-cell>
          <table:table-cell table:style-name="ce2" table:formula="of:=[.B3]/[.B4]" office:value-type="float" office:value="0.138004875874831">
            <text:p>1.38E-001</text:p>
          </table:table-cell>
          <table:table-cell office:value-type="string">
            <text:p>7.7381980701333e-8</text:p>
          </table:table-cell>
          <table:table-cell table:style-name="ce2" table:formula="of:=[.D3]/[.D4]" office:value-type="float" office:value="0.104787439436945">
            <text:p>1.05E-001</text:p>
          </table:table-cell>
          <table:table-cell office:value-type="string">
            <text:p>6.202676914225823e-8</text:p>
          </table:table-cell>
          <table:table-cell table:style-name="ce2" table:formula="of:=[.F3]/[.F4]" office:value-type="float" office:value="0.00189047038718902">
            <text:p>1.89E-003</text:p>
          </table:table-cell>
          <table:table-cell table:style-name="ce1" office:value-type="string">
            <text:p>5.679271113841819e-8</text:p>
          </table:table-cell>
          <table:table-cell table:style-name="ce2" table:formula="of:=[.H3]/[.H4]" office:value-type="float" office:value="0.00000131936808883368">
            <text:p>1.32E-006</text:p>
          </table:table-cell>
        </table:table-row>
        <table:table-row table:style-name="ro1">
          <table:table-cell office:value-type="string">
            <text:p>hand-written/desug[Hom,Cata] (comparison)</text:p>
          </table:table-cell>
          <table:table-cell office:value-type="string">
            <text:p>4.3031606601541714e-7</text:p>
          </table:table-cell>
          <table:table-cell/>
          <table:table-cell office:value-type="string">
            <text:p>7.384661856147057e-7</text:p>
          </table:table-cell>
          <table:table-cell/>
          <table:table-cell office:value-type="string">
            <text:p>3.2810230492151284e-5</text:p>
          </table:table-cell>
          <table:table-cell/>
          <table:table-cell table:style-name="ce1" office:value-type="string">
            <text:p>4.304538787854345e-2</text:p>
          </table:table-cell>
          <table:table-cell/>
        </table:table-row>
        <table:table-row table:style-name="ro1">
          <table:table-cell office:value-type="string">
            <text:p>hand-written/inferDesug</text:p>
          </table:table-cell>
          <table:table-cell office:value-type="string">
            <text:p>4.828532491146149e-6</text:p>
          </table:table-cell>
          <table:table-cell table:style-name="ce3" table:formula="of:=[.B5]/[.B7]" office:value-type="float" office:value="2.70400026364419">
            <text:p>2.70</text:p>
          </table:table-cell>
          <table:table-cell office:value-type="string">
            <text:p>6.906201274448029e-6</text:p>
          </table:table-cell>
          <table:table-cell table:style-name="ce3" table:formula="of:=[.D5]/[.D7]" office:value-type="float" office:value="2.82946154540957">
            <text:p>2.83</text:p>
          </table:table-cell>
          <table:table-cell office:value-type="string">
            <text:p>2.1787666468485152e-4</text:p>
          </table:table-cell>
          <table:table-cell table:style-name="ce3" table:formula="of:=[.F5]/[.F7]" office:value-type="float" office:value="3.22728327561259">
            <text:p>3.23</text:p>
          </table:table-cell>
          <table:table-cell office:value-type="float" office:value="0.167326305523044">
            <text:p>0.1673263055</text:p>
          </table:table-cell>
          <table:table-cell table:style-name="ce3" table:formula="of:=[.H5]/[.H7]" office:value-type="float" office:value="3.03070525329524">
            <text:p>3.03</text:p>
          </table:table-cell>
        </table:table-row>
        <table:table-row table:style-name="ro1">
          <table:table-cell office:value-type="string">
            <text:p>hand-written/inferDesug (fusion)</text:p>
          </table:table-cell>
          <table:table-cell office:value-type="string">
            <text:p>3.308663584037737e-6</text:p>
          </table:table-cell>
          <table:table-cell table:style-name="ce3" table:formula="of:=[.B6]/[.B7]" office:value-type="float" office:value="1.8528667291673">
            <text:p>1.85</text:p>
          </table:table-cell>
          <table:table-cell office:value-type="string">
            <text:p>4.581228305346462e-6</text:p>
          </table:table-cell>
          <table:table-cell table:style-name="ce3" table:formula="of:=[.D6]/[.D7]" office:value-type="float" office:value="1.87692318911683">
            <text:p>1.88</text:p>
          </table:table-cell>
          <table:table-cell office:value-type="string">
            <text:p>1.3730867988845323e-4</text:p>
          </table:table-cell>
          <table:table-cell table:style-name="ce3" table:formula="of:=[.F6]/[.F7]" office:value-type="float" office:value="2.03387548107284">
            <text:p>2.03</text:p>
          </table:table-cell>
          <table:table-cell table:style-name="ce1" office:value-type="string">
            <text:p>6.10583430672947e-2</text:p>
          </table:table-cell>
          <table:table-cell table:style-name="ce3" table:formula="of:=[.H6]/[.H7]" office:value-type="float" office:value="1.10592199184167">
            <text:p>1.11</text:p>
          </table:table-cell>
        </table:table-row>
        <table:table-row table:style-name="ro1">
          <table:table-cell office:value-type="string">
            <text:p>hand-written/inferDesug (comparison)</text:p>
          </table:table-cell>
          <table:table-cell office:value-type="string">
            <text:p>1.7856997116704092e-6</text:p>
          </table:table-cell>
          <table:table-cell table:style-name="ce3"/>
          <table:table-cell office:value-type="string">
            <text:p>2.44081821350512e-6</text:p>
          </table:table-cell>
          <table:table-cell table:style-name="ce3"/>
          <table:table-cell office:value-type="string">
            <text:p>6.751085853890369e-5</text:p>
          </table:table-cell>
          <table:table-cell table:style-name="ce3"/>
          <table:table-cell table:style-name="ce1" office:value-type="string">
            <text:p>5.521035255444679e-2</text:p>
          </table:table-cell>
          <table:table-cell table:style-name="ce3"/>
        </table:table-row>
        <table:table-row table:style-name="ro1">
          <table:table-cell office:value-type="string">
            <text:p>hand-written/inferDesugM</text:p>
          </table:table-cell>
          <table:table-cell office:value-type="string">
            <text:p>3.5646241976995007e-6</text:p>
          </table:table-cell>
          <table:table-cell table:style-name="ce3" table:formula="of:=[.B8]/[.B10]" office:value-type="float" office:value="2.74174551095277">
            <text:p>2.74</text:p>
          </table:table-cell>
          <table:table-cell office:value-type="string">
            <text:p>5.215416964608695e-6</text:p>
          </table:table-cell>
          <table:table-cell table:style-name="ce3" table:formula="of:=[.D8]/[.D10]" office:value-type="float" office:value="2.74326456024842">
            <text:p>2.74</text:p>
          </table:table-cell>
          <table:table-cell office:value-type="string">
            <text:p>2.0717753924821554e-4</text:p>
          </table:table-cell>
          <table:table-cell table:style-name="ce3" table:formula="of:=[.F8]/[.F10]" office:value-type="float" office:value="3.26775566816187">
            <text:p>3.27</text:p>
          </table:table-cell>
          <table:table-cell office:value-type="float" office:value="0.178983941688663">
            <text:p>0.1789839417</text:p>
          </table:table-cell>
          <table:table-cell table:style-name="ce3" table:formula="of:=[.H8]/[.H10]" office:value-type="float" office:value="3.08383622499446">
            <text:p>3.08</text:p>
          </table:table-cell>
        </table:table-row>
        <table:table-row table:style-name="ro1">
          <table:table-cell office:value-type="string">
            <text:p>hand-written/inferDesugM (fusion)</text:p>
          </table:table-cell>
          <table:table-cell office:value-type="string">
            <text:p>2.0344528146705713e-6</text:p>
          </table:table-cell>
          <table:table-cell table:style-name="ce3" table:formula="of:=[.B9]/[.B10]" office:value-type="float" office:value="1.56480783457289">
            <text:p>1.56</text:p>
          </table:table-cell>
          <table:table-cell office:value-type="string">
            <text:p>3.023422645212815e-6</text:p>
          </table:table-cell>
          <table:table-cell table:style-name="ce3" table:formula="of:=[.D9]/[.D10]" office:value-type="float" office:value="1.59029436180222">
            <text:p>1.59</text:p>
          </table:table-cell>
          <table:table-cell office:value-type="string">
            <text:p>1.132772620571287e-4</text:p>
          </table:table-cell>
          <table:table-cell table:style-name="ce3" table:formula="of:=[.F9]/[.F10]" office:value-type="float" office:value="1.78669182240626">
            <text:p>1.79</text:p>
          </table:table-cell>
          <table:table-cell table:style-name="ce1" office:value-type="string">
            <text:p>5.737804473889502e-2</text:p>
          </table:table-cell>
          <table:table-cell table:style-name="ce3" table:formula="of:=[.H9]/[.H10]" office:value-type="float" office:value="0.988605409042487">
            <text:p>0.99</text:p>
          </table:table-cell>
        </table:table-row>
        <table:table-row table:style-name="ro1">
          <table:table-cell office:value-type="string">
            <text:p>hand-written/inferDesugM (comparison)</text:p>
          </table:table-cell>
          <table:table-cell office:value-type="string">
            <text:p>1.3001294917633613e-6</text:p>
          </table:table-cell>
          <table:table-cell table:style-name="ce3"/>
          <table:table-cell office:value-type="string">
            <text:p>1.9011717062157543e-6</text:p>
          </table:table-cell>
          <table:table-cell table:style-name="ce3"/>
          <table:table-cell office:value-type="string">
            <text:p>6.340055998273405e-5</text:p>
          </table:table-cell>
          <table:table-cell table:style-name="ce3"/>
          <table:table-cell table:style-name="ce1" office:value-type="string">
            <text:p>5.8039379730350116e-2</text:p>
          </table:table-cell>
          <table:table-cell table:style-name="ce3"/>
        </table:table-row>
        <table:table-row table:style-name="ro1">
          <table:table-cell office:value-type="string">
            <text:p>hand-written/infer</text:p>
          </table:table-cell>
          <table:table-cell office:value-type="string">
            <text:p>1.3192859033775224e-6</text:p>
          </table:table-cell>
          <table:table-cell table:style-name="ce3" table:formula="of:=[.B11]/[.B12]" office:value-type="float" office:value="1.75654627929997">
            <text:p>1.76</text:p>
          </table:table-cell>
          <table:table-cell office:value-type="string">
            <text:p>2.2717176722519084e-6</text:p>
          </table:table-cell>
          <table:table-cell table:style-name="ce3" table:formula="of:=[.D11]/[.D12]" office:value-type="float" office:value="1.93074117468319">
            <text:p>1.93</text:p>
          </table:table-cell>
          <table:table-cell office:value-type="string">
            <text:p>6.660176849678942e-5</text:p>
          </table:table-cell>
          <table:table-cell table:style-name="ce3" table:formula="of:=[.F11]/[.F12]" office:value-type="float" office:value="1.93656492274774">
            <text:p>1.94</text:p>
          </table:table-cell>
          <table:table-cell table:style-name="ce1" office:value-type="string">
            <text:p>3.349373640072973e-2</text:p>
          </table:table-cell>
          <table:table-cell table:style-name="ce3" table:formula="of:=[.H11]/[.H12]" office:value-type="float" office:value="2.26904023829904">
            <text:p>2.27</text:p>
          </table:table-cell>
        </table:table-row>
        <table:table-row table:style-name="ro1">
          <table:table-cell office:value-type="string">
            <text:p>hand-written/infer (comparison)</text:p>
          </table:table-cell>
          <table:table-cell office:value-type="string">
            <text:p>7.510681152695242e-7</text:p>
          </table:table-cell>
          <table:table-cell table:style-name="ce3"/>
          <table:table-cell office:value-type="string">
            <text:p>1.1766039394817749e-6</text:p>
          </table:table-cell>
          <table:table-cell table:style-name="ce3"/>
          <table:table-cell office:value-type="string">
            <text:p>3.4391704463122185e-5</text:p>
          </table:table-cell>
          <table:table-cell table:style-name="ce3"/>
          <table:table-cell table:style-name="ce1" office:value-type="string">
            <text:p>1.4761191024905754e-2</text:p>
          </table:table-cell>
          <table:table-cell table:style-name="ce3"/>
        </table:table-row>
        <table:table-row table:style-name="ro1">
          <table:table-cell office:value-type="string">
            <text:p>hand-written/inferM</text:p>
          </table:table-cell>
          <table:table-cell office:value-type="string">
            <text:p>7.279469679884181e-7</text:p>
          </table:table-cell>
          <table:table-cell table:style-name="ce3" table:formula="of:=[.B13]/[.B14]" office:value-type="float" office:value="1.12532984917923">
            <text:p>1.13</text:p>
          </table:table-cell>
          <table:table-cell office:value-type="string">
            <text:p>1.1721258747891097e-6</text:p>
          </table:table-cell>
          <table:table-cell table:style-name="ce3" table:formula="of:=[.D13]/[.D14]" office:value-type="float" office:value="1.03623706975699">
            <text:p>1.04</text:p>
          </table:table-cell>
          <table:table-cell office:value-type="string">
            <text:p>5.5258137785029e-5</text:p>
          </table:table-cell>
          <table:table-cell table:style-name="ce3" table:formula="of:=[.F13]/[.F14]" office:value-type="float" office:value="1.45348586544319">
            <text:p>1.45</text:p>
          </table:table-cell>
          <table:table-cell table:style-name="ce1" office:value-type="string">
            <text:p>2.95179158593479e-2</text:p>
          </table:table-cell>
          <table:table-cell table:style-name="ce3" table:formula="of:=[.H13]/[.H14]" office:value-type="float" office:value="1.86394870653205">
            <text:p>1.86</text:p>
          </table:table-cell>
        </table:table-row>
        <table:table-row table:style-name="ro1">
          <table:table-cell office:value-type="string">
            <text:p>hand-written/inferM (comparison)</text:p>
          </table:table-cell>
          <table:table-cell office:value-type="string">
            <text:p>6.46874308469961e-7</text:p>
          </table:table-cell>
          <table:table-cell table:style-name="ce3"/>
          <table:table-cell office:value-type="string">
            <text:p>1.1311367919543594e-6</text:p>
          </table:table-cell>
          <table:table-cell table:style-name="ce3"/>
          <table:table-cell office:value-type="string">
            <text:p>3.801766436041681e-5</text:p>
          </table:table-cell>
          <table:table-cell table:style-name="ce3"/>
          <table:table-cell table:style-name="ce1" office:value-type="string">
            <text:p>1.5836227550632076e-2</text:p>
          </table:table-cell>
          <table:table-cell table:style-name="ce3"/>
        </table:table-row>
        <table:table-row table:style-name="ro1">
          <table:table-cell office:value-type="string">
            <text:p>hand-written/evalDesug</text:p>
          </table:table-cell>
          <table:table-cell office:value-type="string">
            <text:p>2.5362703044327085e-6</text:p>
          </table:table-cell>
          <table:table-cell table:style-name="ce3" table:formula="of:=[.B15]/[.B17]" office:value-type="float" office:value="6.6282087864955">
            <text:p>6.63</text:p>
          </table:table-cell>
          <table:table-cell office:value-type="string">
            <text:p>4.050532122677075e-7</text:p>
          </table:table-cell>
          <table:table-cell table:style-name="ce3" table:formula="of:=[.D15]/[.D17]" office:value-type="float" office:value="4.23116435385329">
            <text:p>4.23</text:p>
          </table:table-cell>
          <table:table-cell office:value-type="string">
            <text:p>5.942202970995539e-5</text:p>
          </table:table-cell>
          <table:table-cell table:style-name="ce3" table:formula="of:=[.F15]/[.F17]" office:value-type="float" office:value="3.8339963472742">
            <text:p>3.83</text:p>
          </table:table-cell>
          <table:table-cell table:style-name="ce1" office:value-type="string">
            <text:p>1.1910589351779534e-2</text:p>
          </table:table-cell>
          <table:table-cell table:style-name="ce3" table:formula="of:=[.H15]/[.H17]" office:value-type="float" office:value="4.71589456516301">
            <text:p>4.72</text:p>
          </table:table-cell>
        </table:table-row>
        <table:table-row table:style-name="ro1">
          <table:table-cell office:value-type="string">
            <text:p>hand-written/evalDesug (fusion)</text:p>
          </table:table-cell>
          <table:table-cell office:value-type="string">
            <text:p>9.065827468778606e-7</text:p>
          </table:table-cell>
          <table:table-cell table:style-name="ce3" table:formula="of:=[.B16]/[.B17]" office:value-type="float" office:value="2.3692347452237">
            <text:p>2.37</text:p>
          </table:table-cell>
          <table:table-cell office:value-type="string">
            <text:p>1.5832205416926105e-7</text:p>
          </table:table-cell>
          <table:table-cell table:style-name="ce3" table:formula="of:=[.D16]/[.D17]" office:value-type="float" office:value="1.6538237736208">
            <text:p>1.65</text:p>
          </table:table-cell>
          <table:table-cell office:value-type="string">
            <text:p>2.9411852520111712e-5</text:p>
          </table:table-cell>
          <table:table-cell table:style-name="ce3" table:formula="of:=[.F16]/[.F17]" office:value-type="float" office:value="1.89769578183533">
            <text:p>1.90</text:p>
          </table:table-cell>
          <table:table-cell table:style-name="ce1" office:value-type="string">
            <text:p>2.168512954837397e-3</text:p>
          </table:table-cell>
          <table:table-cell table:style-name="ce3" table:formula="of:=[.H16]/[.H17]" office:value-type="float" office:value="0.858603899115651">
            <text:p>0.86</text:p>
          </table:table-cell>
        </table:table-row>
        <table:table-row table:style-name="ro1">
          <table:table-cell office:value-type="string">
            <text:p>hand-written/evalDesug (comparison)</text:p>
          </table:table-cell>
          <table:table-cell office:value-type="string">
            <text:p>3.8264791984226243e-7</text:p>
          </table:table-cell>
          <table:table-cell table:style-name="ce3"/>
          <table:table-cell office:value-type="string">
            <text:p>9.573090960147387e-8</text:p>
          </table:table-cell>
          <table:table-cell table:style-name="ce3"/>
          <table:table-cell office:value-type="string">
            <text:p>1.5498718393981198e-5</text:p>
          </table:table-cell>
          <table:table-cell table:style-name="ce3"/>
          <table:table-cell table:style-name="ce1" office:value-type="string">
            <text:p>2.5256267262132558e-3</text:p>
          </table:table-cell>
          <table:table-cell table:style-name="ce3"/>
        </table:table-row>
        <table:table-row table:style-name="ro1">
          <table:table-cell office:value-type="string">
            <text:p>hand-written/evalDesugM</text:p>
          </table:table-cell>
          <table:table-cell office:value-type="string">
            <text:p>4.056339032912366e-6</text:p>
          </table:table-cell>
          <table:table-cell table:style-name="ce3" table:formula="of:=[.B18]/[.B20]" office:value-type="float" office:value="7.90776343442887">
            <text:p>7.91</text:p>
          </table:table-cell>
          <table:table-cell office:value-type="string">
            <text:p>5.441907724321643e-6</text:p>
          </table:table-cell>
          <table:table-cell table:style-name="ce3" table:formula="of:=[.D18]/[.D20]" office:value-type="float" office:value="6.01883486679918">
            <text:p>6.02</text:p>
          </table:table-cell>
          <table:table-cell office:value-type="string">
            <text:p>2.1510312301427245e-4</text:p>
          </table:table-cell>
          <table:table-cell table:style-name="ce3" table:formula="of:=[.F18]/[.F20]" office:value-type="float" office:value="8.16509827195121">
            <text:p>8.17</text:p>
          </table:table-cell>
          <table:table-cell office:value-type="float" office:value="0.180314612999088">
            <text:p>0.180314613</text:p>
          </table:table-cell>
          <table:table-cell table:style-name="ce3" table:formula="of:=[.H18]/[.H20]" office:value-type="float" office:value="13.3462085025541">
            <text:p>13.35</text:p>
          </table:table-cell>
        </table:table-row>
        <table:table-row table:style-name="ro1">
          <table:table-cell office:value-type="string">
            <text:p>hand-written/evalDesugM (fusion)</text:p>
          </table:table-cell>
          <table:table-cell office:value-type="string">
            <text:p>2.2652659498081992e-6</text:p>
          </table:table-cell>
          <table:table-cell table:style-name="ce3" table:formula="of:=[.B19]/[.B20]" office:value-type="float" office:value="4.41609715110247">
            <text:p>4.42</text:p>
          </table:table-cell>
          <table:table-cell office:value-type="string">
            <text:p>3.318337369122004e-6</text:p>
          </table:table-cell>
          <table:table-cell table:style-name="ce3" table:formula="of:=[.D19]/[.D20]" office:value-type="float" office:value="3.6701329145679">
            <text:p>3.67</text:p>
          </table:table-cell>
          <table:table-cell office:value-type="string">
            <text:p>1.1718763020273208e-4</text:p>
          </table:table-cell>
          <table:table-cell table:style-name="ce3" table:formula="of:=[.F19]/[.F20]" office:value-type="float" office:value="4.44832461497501">
            <text:p>4.45</text:p>
          </table:table-cell>
          <table:table-cell table:style-name="ce1" office:value-type="string">
            <text:p>5.9413779392367916e-2</text:p>
          </table:table-cell>
          <table:table-cell table:style-name="ce3" table:formula="of:=[.H19]/[.H20]" office:value-type="float" office:value="4.3975841697273">
            <text:p>4.40</text:p>
          </table:table-cell>
        </table:table-row>
        <table:table-row table:style-name="ro1">
          <table:table-cell office:value-type="string">
            <text:p>hand-written/evalDesugM (comparison)</text:p>
          </table:table-cell>
          <table:table-cell office:value-type="string">
            <text:p>5.129565478972034e-7</text:p>
          </table:table-cell>
          <table:table-cell table:style-name="ce3"/>
          <table:table-cell office:value-type="string">
            <text:p>9.041463746314163e-7</text:p>
          </table:table-cell>
          <table:table-cell table:style-name="ce3"/>
          <table:table-cell office:value-type="string">
            <text:p>2.6344217283115376e-5</text:p>
          </table:table-cell>
          <table:table-cell table:style-name="ce3"/>
          <table:table-cell table:style-name="ce1" office:value-type="string">
            <text:p>1.3510549678927973e-2</text:p>
          </table:table-cell>
          <table:table-cell table:style-name="ce3"/>
        </table:table-row>
        <table:table-row table:style-name="ro1">
          <table:table-cell office:value-type="string">
            <text:p>hand-written/eval</text:p>
          </table:table-cell>
          <table:table-cell office:value-type="string">
            <text:p>2.638783042610076e-7</text:p>
          </table:table-cell>
          <table:table-cell table:style-name="ce3" table:formula="of:=[.B21]/[.B23]" office:value-type="float" office:value="1.89789554459562">
            <text:p>1.90</text:p>
          </table:table-cell>
          <table:table-cell office:value-type="string">
            <text:p>5.574930924843545e-8</text:p>
          </table:table-cell>
          <table:table-cell table:style-name="ce3" table:formula="of:=[.D21]/[.D23]" office:value-type="float" office:value="1.64276375021656">
            <text:p>1.64</text:p>
          </table:table-cell>
          <table:table-cell office:value-type="string">
            <text:p>1.051165315265872e-5</text:p>
          </table:table-cell>
          <table:table-cell table:style-name="ce3" table:formula="of:=[.F21]/[.F23]" office:value-type="float" office:value="1.56127440704035">
            <text:p>1.56</text:p>
          </table:table-cell>
          <table:table-cell table:style-name="ce1" office:value-type="string">
            <text:p>7.882203197792957e-4</text:p>
          </table:table-cell>
          <table:table-cell table:style-name="ce3" table:formula="of:=[.H21]/[.H23]" office:value-type="float" office:value="1.42813848424284">
            <text:p>1.43</text:p>
          </table:table-cell>
        </table:table-row>
        <table:table-row table:style-name="ro1">
          <table:table-cell office:value-type="string">
            <text:p>hand-written/evalDirect</text:p>
          </table:table-cell>
          <table:table-cell office:value-type="string">
            <text:p>4.25119692144518e-7</text:p>
          </table:table-cell>
          <table:table-cell table:style-name="ce3" table:formula="of:=[.B22]/[.B23]" office:value-type="float" office:value="3.05759418873212">
            <text:p>3.06</text:p>
          </table:table-cell>
          <table:table-cell office:value-type="string">
            <text:p>6.374286417807524e-8</text:p>
          </table:table-cell>
          <table:table-cell table:style-name="ce3" table:formula="of:=[.D22]/[.D23]" office:value-type="float" office:value="1.87830966909529">
            <text:p>1.88</text:p>
          </table:table-cell>
          <table:table-cell office:value-type="string">
            <text:p>1.4674679907978971e-5</text:p>
          </table:table-cell>
          <table:table-cell table:style-name="ce3" table:formula="of:=[.F22]/[.F23]" office:value-type="float" office:value="2.17960028162096">
            <text:p>2.18</text:p>
          </table:table-cell>
          <table:table-cell table:style-name="ce1" office:value-type="string">
            <text:p>1.0739857102695259e-3</text:p>
          </table:table-cell>
          <table:table-cell table:style-name="ce3" table:formula="of:=[.H22]/[.H23]" office:value-type="float" office:value="1.94590305004096">
            <text:p>1.95</text:p>
          </table:table-cell>
        </table:table-row>
        <table:table-row table:style-name="ro1">
          <table:table-cell office:value-type="string">
            <text:p>hand-written/eval[Direct] (comparison)</text:p>
          </table:table-cell>
          <table:table-cell office:value-type="string">
            <text:p>1.390373168915526e-7</text:p>
          </table:table-cell>
          <table:table-cell table:style-name="ce3"/>
          <table:table-cell office:value-type="string">
            <text:p>3.3936291351136883e-8</text:p>
          </table:table-cell>
          <table:table-cell table:style-name="ce3"/>
          <table:table-cell office:value-type="string">
            <text:p>6.732739040144296e-6</text:p>
          </table:table-cell>
          <table:table-cell table:style-name="ce3"/>
          <table:table-cell table:style-name="ce1" office:value-type="string">
            <text:p>5.519214897406732e-4</text:p>
          </table:table-cell>
          <table:table-cell table:style-name="ce3"/>
        </table:table-row>
        <table:table-row table:style-name="ro1">
          <table:table-cell office:value-type="string">
            <text:p>hand-written/evalM</text:p>
          </table:table-cell>
          <table:table-cell office:value-type="string">
            <text:p>8.17973922198208e-7</text:p>
          </table:table-cell>
          <table:table-cell table:style-name="ce3" table:formula="of:=[.B24]/[.B26]" office:value-type="float" office:value="3.89675579732268">
            <text:p>3.90</text:p>
          </table:table-cell>
          <table:table-cell office:value-type="string">
            <text:p>1.2953962419090609e-6</text:p>
          </table:table-cell>
          <table:table-cell table:style-name="ce3" table:formula="of:=[.D24]/[.D26]" office:value-type="float" office:value="4.27637766688031">
            <text:p>4.28</text:p>
          </table:table-cell>
          <table:table-cell office:value-type="string">
            <text:p>5.0600171361447794e-5</text:p>
          </table:table-cell>
          <table:table-cell table:style-name="ce3" table:formula="of:=[.F24]/[.F26]" office:value-type="float" office:value="3.40880286948193">
            <text:p>3.41</text:p>
          </table:table-cell>
          <table:table-cell table:style-name="ce1" office:value-type="string">
            <text:p>3.253858150494725e-2</text:p>
          </table:table-cell>
          <table:table-cell table:style-name="ce3" table:formula="of:=[.H24]/[.H26]" office:value-type="float" office:value="9.98788639134033">
            <text:p>9.99</text:p>
          </table:table-cell>
        </table:table-row>
        <table:table-row table:style-name="ro1">
          <table:table-cell office:value-type="string">
            <text:p>hand-written/evalDirectM</text:p>
          </table:table-cell>
          <table:table-cell office:value-type="string">
            <text:p>1.5422549671276018e-6</text:p>
          </table:table-cell>
          <table:table-cell table:style-name="ce3" table:formula="of:=[.B25]/[.B26]" office:value-type="float" office:value="7.34716697074349">
            <text:p>7.35</text:p>
          </table:table-cell>
          <table:table-cell office:value-type="string">
            <text:p>2.9889388632493757e-6</text:p>
          </table:table-cell>
          <table:table-cell table:style-name="ce3" table:formula="of:=[.D25]/[.D26]" office:value-type="float" office:value="9.86712095415169">
            <text:p>9.87</text:p>
          </table:table-cell>
          <table:table-cell office:value-type="string">
            <text:p>6.395165443719183e-5</text:p>
          </table:table-cell>
          <table:table-cell table:style-name="ce3" table:formula="of:=[.F25]/[.F26]" office:value-type="float" office:value="4.30825780403797">
            <text:p>4.31</text:p>
          </table:table-cell>
          <table:table-cell table:style-name="ce1" office:value-type="string">
            <text:p>1.5347452774173338e-2</text:p>
          </table:table-cell>
          <table:table-cell table:style-name="ce3" table:formula="of:=[.H25]/[.H26]" office:value-type="float" office:value="4.71098024606874">
            <text:p>4.71</text:p>
          </table:table-cell>
        </table:table-row>
        <table:table-row table:style-name="ro1">
          <table:table-cell office:value-type="string">
            <text:p>hand-written/eval[Direct]M (comparison)</text:p>
          </table:table-cell>
          <table:table-cell office:value-type="string">
            <text:p>2.0991151736021246e-7</text:p>
          </table:table-cell>
          <table:table-cell table:style-name="ce3"/>
          <table:table-cell office:value-type="string">
            <text:p>3.0291904570114237e-7</text:p>
          </table:table-cell>
          <table:table-cell table:style-name="ce3"/>
          <table:table-cell office:value-type="string">
            <text:p>1.484397112383858e-5</text:p>
          </table:table-cell>
          <table:table-cell table:style-name="ce3"/>
          <table:table-cell table:style-name="ce1" office:value-type="string">
            <text:p>3.257804527408199e-3</text:p>
          </table:table-cell>
          <table:table-cell table:style-name="ce3"/>
        </table:table-row>
        <table:table-row table:style-name="ro1">
          <table:table-cell office:value-type="string">
            <text:p>hand-written/contVar</text:p>
          </table:table-cell>
          <table:table-cell office:value-type="string">
            <text:p>3.038949083319158e-7</text:p>
          </table:table-cell>
          <table:table-cell table:style-name="ce3" table:formula="of:=[.B27]/[.B30]" office:value-type="float" office:value="1.96046329989871">
            <text:p>1.96</text:p>
          </table:table-cell>
          <table:table-cell office:value-type="string">
            <text:p>5.592494957456998e-7</text:p>
          </table:table-cell>
          <table:table-cell table:style-name="ce3" table:formula="of:=[.D27]/[.D30]" office:value-type="float" office:value="2.20429263050032">
            <text:p>2.20</text:p>
          </table:table-cell>
          <table:table-cell office:value-type="string">
            <text:p>2.743135531874079e-5</text:p>
          </table:table-cell>
          <table:table-cell table:style-name="ce3" table:formula="of:=[.F27]/[.F30]" office:value-type="float" office:value="1.83905009966434">
            <text:p>1.84</text:p>
          </table:table-cell>
          <table:table-cell table:style-name="ce1" office:value-type="string">
            <text:p>2.042600931180151e-2</text:p>
          </table:table-cell>
          <table:table-cell table:style-name="ce3" table:formula="of:=[.H27]/[.H30]" office:value-type="float" office:value="3.05017704282236">
            <text:p>3.05</text:p>
          </table:table-cell>
        </table:table-row>
        <table:table-row table:style-name="ro1">
          <table:table-cell office:value-type="string">
            <text:p>hand-written/contVarG</text:p>
          </table:table-cell>
          <table:table-cell office:value-type="string">
            <text:p>1.5384764086470016e-6</text:p>
          </table:table-cell>
          <table:table-cell table:style-name="ce3" table:formula="of:=[.B28]/[.B30]" office:value-type="float" office:value="9.92489987235385">
            <text:p>9.92</text:p>
          </table:table-cell>
          <table:table-cell office:value-type="string">
            <text:p>2.300285586103554e-6</text:p>
          </table:table-cell>
          <table:table-cell table:style-name="ce3" table:formula="of:=[.D28]/[.D30]" office:value-type="float" office:value="9.06661982543801">
            <text:p>9.07</text:p>
          </table:table-cell>
          <table:table-cell office:value-type="string">
            <text:p>9.900598667750816e-5</text:p>
          </table:table-cell>
          <table:table-cell table:style-name="ce3" table:formula="of:=[.F28]/[.F30]" office:value-type="float" office:value="6.63754916776732">
            <text:p>6.64</text:p>
          </table:table-cell>
          <table:table-cell table:style-name="ce1" office:value-type="string">
            <text:p>1.1249170748811018e-3</text:p>
          </table:table-cell>
          <table:table-cell table:style-name="ce3" table:formula="of:=[.H28]/[.H30]" office:value-type="float" office:value="0.167981722934924">
            <text:p>0.17</text:p>
          </table:table-cell>
        </table:table-row>
        <table:table-row table:style-name="ro1">
          <table:table-cell office:value-type="string">
            <text:p>hand-written/contVarU</text:p>
          </table:table-cell>
          <table:table-cell office:value-type="string">
            <text:p>1.128434281206183e-6</text:p>
          </table:table-cell>
          <table:table-cell table:style-name="ce3" table:formula="of:=[.B29]/[.B30]" office:value-type="float" office:value="7.27966785226972">
            <text:p>7.28</text:p>
          </table:table-cell>
          <table:table-cell office:value-type="string">
            <text:p>1.6376738357842787e-6</text:p>
          </table:table-cell>
          <table:table-cell table:style-name="ce3" table:formula="of:=[.D29]/[.D30]" office:value-type="float" office:value="6.45492288297738">
            <text:p>6.45</text:p>
          </table:table-cell>
          <table:table-cell office:value-type="string">
            <text:p>7.556863997066228e-5</text:p>
          </table:table-cell>
          <table:table-cell table:style-name="ce3" table:formula="of:=[.F29]/[.F30]" office:value-type="float" office:value="5.066264982343">
            <text:p>5.07</text:p>
          </table:table-cell>
          <table:table-cell table:style-name="ce1" office:value-type="string">
            <text:p>5.290660442364846e-2</text:p>
          </table:table-cell>
          <table:table-cell table:style-name="ce3" table:formula="of:=[.H29]/[.H30]" office:value-type="float" office:value="7.90044240964189">
            <text:p>7.90</text:p>
          </table:table-cell>
        </table:table-row>
        <table:table-row table:style-name="ro1">
          <table:table-cell office:value-type="string">
            <text:p>hand-written/contVar (comparison)</text:p>
          </table:table-cell>
          <table:table-cell office:value-type="string">
            <text:p>1.5501178132108728e-7</text:p>
          </table:table-cell>
          <table:table-cell table:style-name="ce3"/>
          <table:table-cell office:value-type="string">
            <text:p>2.537092797968317e-7</text:p>
          </table:table-cell>
          <table:table-cell table:style-name="ce3"/>
          <table:table-cell office:value-type="string">
            <text:p>1.4916045693234538e-5</text:p>
          </table:table-cell>
          <table:table-cell table:style-name="ce3"/>
          <table:table-cell table:style-name="ce1" office:value-type="string">
            <text:p>6.696663513309077e-3</text:p>
          </table:table-cell>
          <table:table-cell table:style-name="ce3"/>
        </table:table-row>
        <table:table-row table:style-name="ro1">
          <table:table-cell office:value-type="string">
            <text:p>hand-written/freeVar</text:p>
          </table:table-cell>
          <table:table-cell office:value-type="string">
            <text:p>6.974630863803952e-7</text:p>
          </table:table-cell>
          <table:table-cell table:style-name="ce3" table:formula="of:=[.B31]/[.B34]" office:value-type="float" office:value="1.29087361291989">
            <text:p>1.29</text:p>
          </table:table-cell>
          <table:table-cell office:value-type="string">
            <text:p>7.932078706626454e-7</text:p>
          </table:table-cell>
          <table:table-cell table:style-name="ce3" table:formula="of:=[.D31]/[.D34]" office:value-type="float" office:value="1.4552254801656">
            <text:p>1.46</text:p>
          </table:table-cell>
          <table:table-cell office:value-type="string">
            <text:p>5.839889611417092e-5</text:p>
          </table:table-cell>
          <table:table-cell table:style-name="ce3" table:formula="of:=[.F31]/[.F34]" office:value-type="float" office:value="1.27919739259257">
            <text:p>1.28</text:p>
          </table:table-cell>
          <table:table-cell table:style-name="ce1" office:value-type="string">
            <text:p>5.463982643139992e-2</text:p>
          </table:table-cell>
          <table:table-cell table:style-name="ce3" table:formula="of:=[.H31]/[.H34]" office:value-type="float" office:value="1.39341542976555">
            <text:p>1.39</text:p>
          </table:table-cell>
        </table:table-row>
        <table:table-row table:style-name="ro1">
          <table:table-cell office:value-type="string">
            <text:p>hand-written/freeVarsG</text:p>
          </table:table-cell>
          <table:table-cell office:value-type="string">
            <text:p>1.4227693750717095e-6</text:p>
          </table:table-cell>
          <table:table-cell table:style-name="ce3" table:formula="of:=[.B32]/[.B34]" office:value-type="float" office:value="2.63327978127419">
            <text:p>2.63</text:p>
          </table:table-cell>
          <table:table-cell office:value-type="string">
            <text:p>2.218897840885424e-6</text:p>
          </table:table-cell>
          <table:table-cell table:style-name="ce3" table:formula="of:=[.D32]/[.D34]" office:value-type="float" office:value="4.07080766009472">
            <text:p>4.07</text:p>
          </table:table-cell>
          <table:table-cell office:value-type="string">
            <text:p>9.578017303369994e-5</text:p>
          </table:table-cell>
          <table:table-cell table:style-name="ce3" table:formula="of:=[.F32]/[.F34]" office:value-type="float" office:value="2.09801478725286">
            <text:p>2.10</text:p>
          </table:table-cell>
          <table:table-cell table:style-name="ce1" office:value-type="string">
            <text:p>6.240307153714331e-2</text:p>
          </table:table-cell>
          <table:table-cell table:style-name="ce3" table:formula="of:=[.H32]/[.H34]" office:value-type="float" office:value="1.59139236750301">
            <text:p>1.59</text:p>
          </table:table-cell>
        </table:table-row>
        <table:table-row table:style-name="ro1">
          <table:table-cell office:value-type="string">
            <text:p>hand-written/freeVarsU</text:p>
          </table:table-cell>
          <table:table-cell office:value-type="string">
            <text:p>1.0545396115356622e-6</text:p>
          </table:table-cell>
          <table:table-cell table:style-name="ce3" table:formula="of:=[.B33]/[.B34]" office:value-type="float" office:value="1.95175541887781">
            <text:p>1.95</text:p>
          </table:table-cell>
          <table:table-cell office:value-type="string">
            <text:p>1.5621471129009373e-6</text:p>
          </table:table-cell>
          <table:table-cell table:style-name="ce3" table:formula="of:=[.D33]/[.D34]" office:value-type="float" office:value="2.86592754124021">
            <text:p>2.87</text:p>
          </table:table-cell>
          <table:table-cell office:value-type="string">
            <text:p>7.351277686793298e-5</text:p>
          </table:table-cell>
          <table:table-cell table:style-name="ce3" table:formula="of:=[.F33]/[.F34]" office:value-type="float" office:value="1.61025907592251">
            <text:p>1.61</text:p>
          </table:table-cell>
          <table:table-cell table:style-name="ce1" office:value-type="string">
            <text:p>5.428197683346898e-2</text:p>
          </table:table-cell>
          <table:table-cell table:style-name="ce3" table:formula="of:=[.H33]/[.H34]" office:value-type="float" office:value="1.38428961103846">
            <text:p>1.38</text:p>
          </table:table-cell>
        </table:table-row>
        <table:table-row table:style-name="ro1">
          <table:table-cell office:value-type="string">
            <text:p>hand-written/freeVars (comparison)</text:p>
          </table:table-cell>
          <table:table-cell office:value-type="string">
            <text:p>5.403031554752827e-7</text:p>
          </table:table-cell>
          <table:table-cell table:style-name="ce3"/>
          <table:table-cell office:value-type="string">
            <text:p>5.450755786466701e-7</text:p>
          </table:table-cell>
          <table:table-cell table:style-name="ce3"/>
          <table:table-cell office:value-type="string">
            <text:p>4.565276356279372e-5</text:p>
          </table:table-cell>
          <table:table-cell table:style-name="ce3"/>
          <table:table-cell table:style-name="ce1" office:value-type="string">
            <text:p>3.921287597668799e-2</text:p>
          </table:table-cell>
          <table:table-cell table:style-name="ce3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style-name="ce1"/>
          <table:table-cell table:style-name="ce3"/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date>2012-05-10T11:08:37</dc:date>
    <dc:creator>Patrick Bahr</dc:creator>
    <meta:editing-duration>PT3H18M48S</meta:editing-duration>
    <meta:editing-cycles>9</meta:editing-cycles>
    <meta:document-statistic meta:table-count="1" meta:cell-count="258" meta:object-count="0"/>
  </office:meta>
</office:document-meta>
</file>